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Reader.setFontEmbed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Reader.setResolver( Fo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Read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Reader.startElement( String uri , String localName , String qName , Attributes attribute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0">
            <text:p text:style-name="Table_20_Contents">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FontRead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Reader.setKerning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Reader.createFont( InputSource 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ontReader.endElement( String uri , String localName , String qName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7">
            <text:p text:style-name="Table_20_Contents">7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FontReader.FontReader( Inpu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Read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ntReader.get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Reader.getInt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